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8.06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Ln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string" calcext:value-type="string">
            <text:p>length of nose cone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5.54" calcext:value-type="float">
            <text:p>5.54</text:p>
          </table:table-cell>
          <table:table-cell table:style-name="ce1" office:value-type="string" calcext:value-type="string">
            <text:p>diameter of base of nose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in root chord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in tip chord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float" office:value="5.25" calcext:value-type="float">
            <text:p>5.25</text:p>
          </table:table-cell>
          <table:table-cell table:style-name="ce1" office:value-type="string" calcext:value-type="string">
            <text:p>fin semi-span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f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string" calcext:value-type="string">
            <text:p>length of fin mid-chord line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b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string" calcext:value-type="string">
            <text:p>radius of body rear end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istance from fin root leading edge to fin tip leading edge parallel to body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b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istance from nose tip to fin root leading edge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mber of f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nn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n</text:p>
          </table:table-cell>
          <table:table-cell table:style-name="ce1" table:formula="of:=0.466*Ln" office:value-type="float" office:value="5.825" calcext:value-type="float">
            <text:p>5.82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nf</text:p>
          </table:table-cell>
          <table:table-cell table:style-name="ce1" table:formula="of:=(1+Rb/(S+Rb))*(4*n*(S/d)^2/(1+SQRT(1+(2*Lf/(Cr+Ct))^2)))" office:value-type="float" office:value="5.49165710639744" calcext:value-type="float">
            <text:p>5.491657106397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f</text:p>
          </table:table-cell>
          <table:table-cell table:style-name="ce1" table:formula="of:=Xb+(Xr/3)*(Cr+2*Ct)/(Cr+Ct)+(1/6)*(Cr+Ct-Cr*Ct/(Cr+Ct))" office:value-type="float" office:value="31.6666666666667" calcext:value-type="float">
            <text:p>31.666666666666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nr</text:p>
          </table:table-cell>
          <table:table-cell table:style-name="ce1" table:formula="of:=Cnn+Cnf" office:value-type="float" office:value="7.49165710639744" calcext:value-type="float">
            <text:p>7.491657106397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table:formula="of:=(Cnn*Xn+Cnf*Xf)/Cnr" office:value-type="float" office:value="24.7678814447431" calcext:value-type="float">
            <text:p>24.76788144474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Note that a MinieMagg has no transitions so the transition calculations aren't included. <text:s/>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nf" table:base-cell-address="$Sheet1.$A$1" table:cell-range-address="$Sheet1.$B$15"/>
        <table:named-range table:name="Cnn" table:base-cell-address="$Sheet1.$A$1" table:cell-range-address="$Sheet1.$B$12"/>
        <table:named-range table:name="Cnr" table:base-cell-address="$Sheet1.$A$1" table:cell-range-address="$Sheet1.$B$18"/>
        <table:named-range table:name="Cr" table:base-cell-address="$Sheet1.$A$1" table:cell-range-address="$Sheet1.$B$3"/>
        <table:named-range table:name="Ct" table:base-cell-address="$Sheet1.$A$1" table:cell-range-address="$Sheet1.$B$4"/>
        <table:named-range table:name="d" table:base-cell-address="$Sheet1.$A$1" table:cell-range-address="$Sheet1.$B$2"/>
        <table:named-range table:name="Lf" table:base-cell-address="$Sheet1.$A$1" table:cell-range-address="$Sheet1.$B$6"/>
        <table:named-range table:name="Ln" table:base-cell-address="$Sheet1.$A$1" table:cell-range-address="$Sheet1.$B$1"/>
        <table:named-range table:name="n" table:base-cell-address="$Sheet1.$A$1" table:cell-range-address="$Sheet1.$B$10"/>
        <table:named-range table:name="Rb" table:base-cell-address="$Sheet1.$A$1" table:cell-range-address="$Sheet1.$B$7"/>
        <table:named-range table:name="S" table:base-cell-address="$Sheet1.$A$1" table:cell-range-address="$Sheet1.$B$5"/>
        <table:named-range table:name="X" table:base-cell-address="$Sheet1.$A$1" table:cell-range-address="$Sheet1.$B$19"/>
        <table:named-range table:name="Xb" table:base-cell-address="$Sheet1.$A$1" table:cell-range-address="$Sheet1.$B$9"/>
        <table:named-range table:name="Xf" table:base-cell-address="$Sheet1.$A$1" table:cell-range-address="$Sheet1.$B$16"/>
        <table:named-range table:name="Xn" table:base-cell-address="$Sheet1.$A$1" table:cell-range-address="$Sheet1.$B$13"/>
        <table:named-range table:name="Xr" table:base-cell-address="$Sheet1.$A$1" table:cell-range-address="$Sheet1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4T09:01:12.749602934</dc:date>
    <meta:editing-duration>PT1M29S</meta:editing-duration>
    <meta:editing-cycles>1</meta:editing-cycles>
    <meta:document-statistic meta:table-count="1" meta:cell-count="43" meta:object-count="0"/>
    <meta:generator>LibreOffice/6.0.6.2$Linux_X86_64 LibreOffice_project/00m0$Build-2</meta:generator>
  </office:meta>
</office:document-meta>
</file>